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0.06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0.06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8000" fo:border-left="1.5pt solid #008000" fo:border-right="1.5pt solid #008000" fo:border-top="0.06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8000" style:text-align-source="fix" style:repeat-content="false" fo:border-left="1.5pt solid #008000" fo:border-right="none" fo:border-top="0.06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1.5pt solid #008000" style:text-align-source="fix" style:repeat-content="false" fo:border-left="1.5pt solid #008000" fo:border-right="none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style:text-align-source="fix" style:repeat-content="false" fo:border-left="1.5pt solid #008000" fo:border-right="none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0.06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border-bottom="0.06pt solid #008000" style:text-align-source="fix" style:repeat-content="false" fo:border-left="1.5pt solid #008000" fo:border-right="1.5pt solid #008000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0.06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1" table:number-columns-repeated="3" table:default-cell-style-name="ce9"/>
        <table:table-column table:style-name="co1" table:default-cell-style-name="ce11"/>
        <table:table-row table:style-name="ro1">
          <table:table-cell table:style-name="ce1" office:value-type="string" calcext:value-type="string">
            <text:p>Budget, frais et effectifs de la justice en 2011</text:p>
          </table:table-cell>
          <table:table-cell table:style-name="Default" table:number-columns-repeated="4"/>
        </table:table-row>
        <table:table-row table:style-name="ro1">
          <table:table-cell table:style-name="ce1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En millions d’euros</text:p>
          </table:table-cell>
          <table:table-cell table:style-name="Default" table:number-columns-repeated="4"/>
        </table:table-row>
        <table:table-row table:style-name="ro1">
          <table:table-cell table:style-name="ce3"/>
          <table:table-cell table:style-name="ce7" office:value-type="float" office:value="2009" calcext:value-type="float">
            <text:p>2009</text:p>
          </table:table-cell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10" office:value-type="string" calcext:value-type="string">
            <text:p>2011/2010 (en %)</text:p>
          </table:table-cell>
        </table:table-row>
        <table:table-row table:style-name="ro1">
          <table:table-cell table:style-name="ce4" office:value-type="string" calcext:value-type="string">
            <text:p>Budget (1)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office:value-type="string" calcext:value-type="string">
            <text:p>Crédits de paiement</text:p>
          </table:table-cell>
          <table:table-cell table:style-name="ce8" office:value-type="float" office:value="6632.1" calcext:value-type="float">
            <text:p>6632,1</text:p>
          </table:table-cell>
          <table:table-cell table:style-name="ce8" table:formula="of:=[.D6]/(1+[.E6])" office:value-type="float" office:value="6843.815915628" calcext:value-type="float">
            <text:p>6843,815915628</text:p>
          </table:table-cell>
          <table:table-cell office:value-type="float" office:value="7138.1" calcext:value-type="float">
            <text:p>7138,1</text:p>
          </table:table-cell>
          <table:table-cell office:value-type="percentage" office:value="0.043" calcext:value-type="percentage">
            <text:p>4,30 %</text:p>
          </table:table-cell>
        </table:table-row>
        <table:table-row table:style-name="ro1">
          <table:table-cell office:value-type="string" calcext:value-type="string">
            <text:p>dont dépenses de personnel</text:p>
          </table:table-cell>
          <table:table-cell office:value-type="float" office:value="4068.9" calcext:value-type="float">
            <text:p>4068,9</text:p>
          </table:table-cell>
          <table:table-cell table:style-name="ce8" table:formula="of:=[.D7]/(1+[.E7])" office:value-type="float" office:value="4214.64354527938" calcext:value-type="float">
            <text:p>4214,64354527938</text:p>
          </table:table-cell>
          <table:table-cell office:value-type="float" office:value="4374.8" calcext:value-type="float">
            <text:p>4374,8</text:p>
          </table:table-cell>
          <table:table-cell office:value-type="percentage" office:value="0.038" calcext:value-type="percentage">
            <text:p>3,80 %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Frais de justice ,aide juridictionnelle (2)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Frais de justice</text:p>
          </table:table-cell>
          <table:table-cell office:value-type="float" office:value="432.5" calcext:value-type="float">
            <text:p>432,5</text:p>
          </table:table-cell>
          <table:table-cell table:formula="of:=[.D9]/(1+[.E9])" office:value-type="float" office:value="382.409177820268" calcext:value-type="float">
            <text:p>382,409177820268</text:p>
          </table:table-cell>
          <table:table-cell office:value-type="float" office:value="400" calcext:value-type="float">
            <text:p>400</text:p>
          </table:table-cell>
          <table:table-cell office:value-type="percentage" office:value="0.046" calcext:value-type="percentage">
            <text:p>4,60 %</text:p>
          </table:table-cell>
        </table:table-row>
        <table:table-row table:style-name="ro1">
          <table:table-cell office:value-type="string" calcext:value-type="string">
            <text:p>aide juridictionnelle</text:p>
          </table:table-cell>
          <table:table-cell office:value-type="float" office:value="308.4" calcext:value-type="float">
            <text:p>308,4</text:p>
          </table:table-cell>
          <table:table-cell table:formula="of:=[.D10]/(1+[.E10])" office:value-type="string" office:string-value="" calcext:value-type="error">
            <text:p>#VALEUR !</text:p>
          </table:table-cell>
          <table:table-cell office:value-type="string" calcext:value-type="string">
            <text:p>nd</text:p>
          </table:table-cell>
          <table:table-cell table:style-name="ce12" office:value-type="string" calcext:value-type="string">
            <text:p>nd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Effectifs réel (3)</text:p>
          </table:table-cell>
          <table:covered-table-cell table:style-name="Default"/>
          <table:table-cell table:style-name="Default"/>
          <table:table-cell table:style-name="ce4"/>
          <table:table-cell table:style-name="ce6"/>
        </table:table-row>
        <table:table-row table:style-name="ro1">
          <table:table-cell office:value-type="string" calcext:value-type="string">
            <text:p>Ensemble de la justice</text:p>
          </table:table-cell>
          <table:table-cell office:value-type="float" office:value="72749" calcext:value-type="float">
            <text:p>72749</text:p>
          </table:table-cell>
          <table:table-cell table:formula="of:=[.D12]/(1+[.E12])" office:value-type="float" office:value="73596.3213939981" calcext:value-type="float">
            <text:p>73596,3213939981</text:p>
          </table:table-cell>
          <table:table-cell office:value-type="float" office:value="76025" calcext:value-type="float">
            <text:p>76025</text:p>
          </table:table-cell>
          <table:table-cell office:value-type="percentage" office:value="0.033" calcext:value-type="percentage">
            <text:p>3,30 %</text:p>
          </table:table-cell>
        </table:table-row>
        <table:table-row table:style-name="ro1">
          <table:table-cell office:value-type="string" calcext:value-type="string">
            <text:p>dont justice judiciaire </text:p>
          </table:table-cell>
          <table:table-cell office:value-type="float" office:value="29295" calcext:value-type="float">
            <text:p>29295</text:p>
          </table:table-cell>
          <table:table-cell table:formula="of:=[.D13]/(1+[.E13])" office:value-type="float" office:value="29653.9196940727" calcext:value-type="float">
            <text:p>29653,9196940727</text:p>
          </table:table-cell>
          <table:table-cell office:value-type="float" office:value="31018" calcext:value-type="float">
            <text:p>31018</text:p>
          </table:table-cell>
          <table:table-cell office:value-type="percentage" office:value="0.046" calcext:value-type="percentage">
            <text:p>4,60 %</text:p>
          </table:table-cell>
        </table:table-row>
        <table:table-row table:style-name="ro1">
          <table:table-cell office:value-type="string" calcext:value-type="string">
            <text:p>dont administration pénitentiaire</text:p>
          </table:table-cell>
          <table:table-cell office:value-type="float" office:value="33020" calcext:value-type="float">
            <text:p>33020</text:p>
          </table:table-cell>
          <table:table-cell table:formula="of:=[.D14]/(1+[.E14])" office:value-type="float" office:value="33871.4975845411" calcext:value-type="float">
            <text:p>33871,4975845411</text:p>
          </table:table-cell>
          <table:table-cell office:value-type="float" office:value="35057" calcext:value-type="float">
            <text:p>35057</text:p>
          </table:table-cell>
          <table:table-cell office:value-type="percentage" office:value="0.035" calcext:value-type="percentage">
            <text:p>3,5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5:50:27.586000000</meta:creation-date>
    <dc:date>2018-05-23T16:15:27.839000000</dc:date>
    <meta:editing-duration>PT20M</meta:editing-duration>
    <meta:editing-cycles>1</meta:editing-cycles>
    <meta:document-statistic meta:table-count="1" meta:cell-count="44" meta:object-count="0"/>
    <meta:generator>LibreOffice/5.2.6.2$Windows_X86_64 LibreOffice_project/a3100ed2409ebf1c212f5048fbe377c281438fdc</meta:generator>
  </office:meta>
</office:document-meta>
</file>